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e6c01" officeooo:paragraph-rsid="000e6c0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7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T1" style:family="text">
      <style:text-properties officeooo:rsid="000e812c"/>
    </style:style>
    <style:style style:name="T2" style:family="text">
      <style:text-properties officeooo:rsid="00139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 table:number-columns-repeated="3"/>
        <table:table-row table:style-name="TableLine2683144247248">
          <table:table-cell table:style-name="Tabla1.A1" table:number-rows-spanned="3" office:value-type="string">
            <text:p text:style-name="P6"/>
            <text:p text:style-name="P6"/>
            <text:p text:style-name="P5">FoodMenu<text:span text:style-name="T2">s</text:span></text:p>
            <text:p text:style-name="P4"><text:s/></text:p>
          </table:table-cell>
          <table:table-cell table:style-name="Tabla1.A1" office:value-type="string">
            <text:p text:style-name="P2">Breakfast</text:p>
          </table:table-cell>
          <table:table-cell table:style-name="Tabla1.C1" office:value-type="string">
            <text:p text:style-name="P3">('Milk', 'coffee', 'toast', 'oats')</text:p>
          </table:table-cell>
        </table:table-row>
        <table:table-row table:style-name="TableLine2683143995920">
          <table:covered-table-cell/>
          <table:table-cell table:style-name="Tabla1.B2" office:value-type="string">
            <text:p text:style-name="P2">Lunc<text:span text:style-name="T1">h</text:span></text:p>
          </table:table-cell>
          <table:table-cell table:style-name="Tabla1.C2" office:value-type="string">
            <text:p text:style-name="P3">('spanish omelet', 'spaguetti', 'beans', 'bacon')</text:p>
          </table:table-cell>
        </table:table-row>
        <table:table-row table:style-name="TableLine2683143993200">
          <table:covered-table-cell/>
          <table:table-cell table:style-name="Tabla1.B2" office:value-type="string">
            <text:p text:style-name="P2">Dinner</text:p>
          </table:table-cell>
          <table:table-cell table:style-name="Tabla1.C2" office:value-type="string">
            <text:p text:style-name="P3">('soup', 'cheese', 'fruit', 'yogurt'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08T18:47:07.664000000</dc:date>
    <meta:editing-duration>PT11M53S</meta:editing-duration>
    <meta:editing-cycles>6</meta:editing-cycles>
    <meta:generator>LibreOffice/7.0.2.2$Windows_X86_64 LibreOffice_project/8349ace3c3162073abd90d81fd06dcfb6b36b994</meta:generator>
    <meta:document-statistic meta:table-count="1" meta:image-count="0" meta:object-count="0" meta:page-count="1" meta:paragraph-count="16" meta:word-count="17" meta:character-count="159" meta:non-whitespace-character-count="140"/>
  </office:meta>
</office:document-meta>
</file>